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text:span></text:p>
          </table:table-cell>
          <table:table-cell table:style-name="Table1.A1" office:value-type="string">
            <text:p text:style-name="P10"><text:span text:style-name="T5">Sprint No.</text:span></text:p>
          </table:table-cell>
          <table:table-cell table:style-name="Table1.D1" office:value-type="string">
            <text:p text:style-name="P10"><text:span text:style-name="T2">4</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March 21,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confirm_email.html.e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14"/>
          </table:table-cell>
          <table:table-cell table:style-name="Table2.A1" office:value-type="string">
            <text:p text:style-name="P2"><text:span text:style-name="T3">✓</text:span></text:p>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14"/>
          </table:table-cell>
          <table:table-cell table:style-name="Table2.A1" office:value-type="string">
            <text:p text:style-name="P2"><text:span text:style-name="T3">✓</text:span></text:p>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4"/>
          </table:table-cell>
          <table:table-cell table:style-name="Table2.A1" office:value-type="string">
            <text:p text:style-name="P2"><text:span text:style-name="T3">✓</text:span></text:p>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14"/>
          </table:table-cell>
          <table:table-cell table:style-name="Table3.A1" office:value-type="string">
            <text:p text:style-name="P2"><text:span text:style-name="T3">✓</text:span></text:p>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14"/>
          </table:table-cell>
          <table:table-cell table:style-name="Table3.A1" office:value-type="string">
            <text:p text:style-name="P2"><text:span text:style-name="T3">✓</text:span></text:p>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Space is used</text:span></text:p>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comments in file</text:span></text:p>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367629206678669073"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220045701825597" text:continue-numbering="true" text:style-name="WWNum1">
        <text:list-item>
          <text:p text:style-name="P18"/>
        </text:list-item>
        <text:list-item>
          <text:p text:style-name="P18"/>
        </text:list-item>
      </text:list>
      <text:p text:style-name="P7"/>
      <text:p text:style-name="P7"/>
      <text:p text:style-name="P7"/>
      <text:p text:style-name="P7"/>
      <text:list xml:id="list220045947164422"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6" meta:character-count="2442" meta:non-whitespace-character-count="2097"/>
    <meta:generator>LibreOfficeDev/5.1.0.3$Linux_X86_64 LibreOffice_project/</meta:generator>
  </office:meta>
</office:document-meta>
</file>